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17in"/>
    </style:style>
    <style:style style:name="co2" style:family="table-column">
      <style:table-column-properties fo:break-before="auto" style:column-width="3.3783in"/>
    </style:style>
    <style:style style:name="co3" style:family="table-column">
      <style:table-column-properties fo:break-before="auto" style:column-width="0.6972in"/>
    </style:style>
    <style:style style:name="co4" style:family="table-column">
      <style:table-column-properties fo:break-before="auto" style:column-width="3.0189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5.0457in"/>
    </style:style>
    <style:style style:name="co7" style:family="table-column">
      <style:table-column-properties fo:break-before="auto" style:column-width="0.3264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2071in"/>
    </style:style>
    <style:style style:name="co10" style:family="table-column">
      <style:table-column-properties fo:break-before="auto" style:column-width="0.7189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bitcoin</text:p>
          </table:table-cell>
          <table:table-cell office:value-type="string">
            <text:p>2bc6cecebba52e32db43a0b2d9b519ac4a48c479</text:p>
          </table:table-cell>
          <table:table-cell office:value-type="string">
            <text:p>cpp</text:p>
          </table:table-cell>
          <table:table-cell office:value-type="string">
            <text:p>src/net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New est = 64/74</text:p>
          </table:table-cell>
          <table:table-cell office:value-type="string">
            <text:p>80% Correct</text:p>
          </table:table-cell>
          <table:table-cell table:number-columns-repeated="1009"/>
        </table:table-row>
        <table:table-row table:style-name="ro1">
          <table:table-cell office:value-type="string">
            <text:p>cocos2d-x</text:p>
          </table:table-cell>
          <table:table-cell office:value-type="string">
            <text:p>4fd739ff3cc40b76c0bd5b44482d75f9acaa9661</text:p>
          </table:table-cell>
          <table:table-cell office:value-type="string">
            <text:p>cpp</text:p>
          </table:table-cell>
          <table:table-cell office:value-type="string">
            <text:p>samples/Cpp/TestCpp/Classes/LayerTest/LayerTest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 – Constructor outside of class context</text:p>
          </table:table-cell>
          <table:table-cell table:number-columns-repeated="2"/>
          <table:table-cell office:value-type="string">
            <text:p>Php-src old = 10/24</text:p>
          </table:table-cell>
          <table:table-cell table:number-columns-repeated="1010"/>
        </table:table-row>
        <table:table-row table:style-name="ro1">
          <table:table-cell office:value-type="string">
            <text:p>cocos2d-x</text:p>
          </table:table-cell>
          <table:table-cell office:value-type="string">
            <text:p>7dc8af4e394b2d1e0412b65b4f242f7ee949a257</text:p>
          </table:table-cell>
          <table:table-cell office:value-type="string">
            <text:p>cpp</text:p>
          </table:table-cell>
          <table:table-cell office:value-type="string">
            <text:p>samples/Cpp/TestCpp/Classes/SceneTest/SceneTest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 – Constructor outside of class context</text:p>
          </table:table-cell>
          <table:table-cell table:number-columns-repeated="1013"/>
        </table:table-row>
        <table:table-row table:style-name="ro1">
          <table:table-cell office:value-type="string">
            <text:p>fish-shell</text:p>
          </table:table-cell>
          <table:table-cell office:value-type="string">
            <text:p>14b3a5be56a99281f2a4c75f7097fd842f922242</text:p>
          </table:table-cell>
          <table:table-cell office:value-type="string">
            <text:p>cpp</text:p>
          </table:table-cell>
          <table:table-cell office:value-type="string">
            <text:p>reader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folly</text:p>
          </table:table-cell>
          <table:table-cell office:value-type="string">
            <text:p>275ca94d04e44f28cfa411668eb1c1dd8db90b80</text:p>
          </table:table-cell>
          <table:table-cell office:value-type="string">
            <text:p>cpp</text:p>
          </table:table-cell>
          <table:table-cell office:value-type="string">
            <text:p>folly/wangle/concurrent/ThreadPoolExecutor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fr_public</text:p>
          </table:table-cell>
          <table:table-cell office:value-type="string">
            <text:p>cc065720d630a2e8efd768e3663c0d1c6f2aaed0</text:p>
          </table:table-cell>
          <table:table-cell office:value-type="string">
            <text:p>cpp</text:p>
          </table:table-cell>
          <table:table-cell office:value-type="string">
            <text:p>v2/synth_core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gcc</text:p>
          </table:table-cell>
          <table:table-cell office:value-type="string">
            <text:p>e78e02f9da33302d53e051dcd5be73c8b76e2b6c</text:p>
          </table:table-cell>
          <table:table-cell office:value-type="string">
            <text:p>c</text:p>
          </table:table-cell>
          <table:table-cell office:value-type="string">
            <text:p>gcc/ada/env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gcc</text:p>
          </table:table-cell>
          <table:table-cell office:value-type="string">
            <text:p>2ff147ceacacbdcc0caac6546caf23d5a519884d</text:p>
          </table:table-cell>
          <table:table-cell office:value-type="string">
            <text:p>c</text:p>
          </table:table-cell>
          <table:table-cell office:value-type="string">
            <text:p>gcc/reload1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 – See test case 53</text:p>
          </table:table-cell>
          <table:table-cell table:number-columns-repeated="1013"/>
        </table:table-row>
        <table:table-row table:style-name="ro1">
          <table:table-cell office:value-type="string">
            <text:p>gcc</text:p>
          </table:table-cell>
          <table:table-cell office:value-type="string">
            <text:p>4c4e55a3618b8caa71ebaf5a1f2030bd2edbf132</text:p>
          </table:table-cell>
          <table:table-cell office:value-type="string">
            <text:p>c</text:p>
          </table:table-cell>
          <table:table-cell office:value-type="string">
            <text:p>gcc/cp/except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gcc</text:p>
          </table:table-cell>
          <table:table-cell office:value-type="string">
            <text:p>fba5dd525bf48153eea29f540189560ca7967982</text:p>
          </table:table-cell>
          <table:table-cell office:value-type="string">
            <text:p>c</text:p>
          </table:table-cell>
          <table:table-cell office:value-type="string">
            <text:p>gcc/config/cris/cris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gcc</text:p>
          </table:table-cell>
          <table:table-cell office:value-type="string">
            <text:p>bb3e25e3627cb8df74dd37b8a5226910519b18fc</text:p>
          </table:table-cell>
          <table:table-cell office:value-type="string">
            <text:p>c</text:p>
          </table:table-cell>
          <table:table-cell office:value-type="string">
            <text:p>libgfortran/runtime/select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gcc</text:p>
          </table:table-cell>
          <table:table-cell office:value-type="string">
            <text:p>1725c8e0bb4948030aa2040e44a62f2b72a0f39c</text:p>
          </table:table-cell>
          <table:table-cell office:value-type="string">
            <text:p>c</text:p>
          </table:table-cell>
          <table:table-cell office:value-type="string">
            <text:p>gcc/java/jcf-depend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N – See test case 53</text:p>
          </table:table-cell>
          <table:table-cell table:number-columns-repeated="1013"/>
        </table:table-row>
        <table:table-row table:style-name="ro1">
          <table:table-cell office:value-type="string">
            <text:p>gcc</text:p>
          </table:table-cell>
          <table:table-cell office:value-type="string">
            <text:p>566e7db22a1709f81daf444f317f1241115df7d6</text:p>
          </table:table-cell>
          <table:table-cell office:value-type="string">
            <text:p>c</text:p>
          </table:table-cell>
          <table:table-cell office:value-type="string">
            <text:p>gcc/sched-rgn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gcc</text:p>
          </table:table-cell>
          <table:table-cell office:value-type="string">
            <text:p>c60fa3a778a01ab52008d1bd4d832658ca8943e6</text:p>
          </table:table-cell>
          <table:table-cell office:value-type="string">
            <text:p>c</text:p>
          </table:table-cell>
          <table:table-cell office:value-type="string">
            <text:p>gcc/cfgrtl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git</text:p>
          </table:table-cell>
          <table:table-cell office:value-type="string">
            <text:p>4577370e9bfeca8652880b99b8499f76d18865ba</text:p>
          </table:table-cell>
          <table:table-cell office:value-type="string">
            <text:p>c</text:p>
          </table:table-cell>
          <table:table-cell office:value-type="string">
            <text:p>remote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git</text:p>
          </table:table-cell>
          <table:table-cell office:value-type="string">
            <text:p>f285a2d7ed6548666989406de8f0e7233eb84368</text:p>
          </table:table-cell>
          <table:table-cell office:value-type="string">
            <text:p>c</text:p>
          </table:table-cell>
          <table:table-cell office:value-type="string">
            <text:p>builtin-checkout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-Context of 1000 was insufficient</text:p>
          </table:table-cell>
          <table:table-cell table:number-columns-repeated="101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7b7343b56a5c02428ead6ac30b82994cce161c5b</text:p>
          </table:table-cell>
          <table:table-cell office:value-type="string">
            <text:p>cpp</text:p>
          </table:table-cell>
          <table:table-cell office:value-type="string">
            <text:p>hphp/compiler/expression/yield_expression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ea56a8383eafe33a18bca97f7d5dc1899e5b498a</text:p>
          </table:table-cell>
          <table:table-cell office:value-type="string">
            <text:p>cpp</text:p>
          </table:table-cell>
          <table:table-cell office:value-type="string">
            <text:p>hphp/runtime/vm/translator/hopt/ir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hiphop-php</text:p>
          </table:table-cell>
          <table:table-cell office:value-type="string">
            <text:p>9ee718b0e4df33c30d2607c5f98ff2b58c75d0d5</text:p>
          </table:table-cell>
          <table:table-cell office:value-type="string">
            <text:p>cpp</text:p>
          </table:table-cell>
          <table:table-cell office:value-type="string">
            <text:p>hphp/runtime/base/collections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65e5f2e3b457b6b20a5c4481312189d141a33d24</text:p>
          </table:table-cell>
          <table:table-cell office:value-type="string">
            <text:p>c</text:p>
          </table:table-cell>
          <table:table-cell office:value-type="string">
            <text:p>drivers/ide/ide-dma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e7ff4a7037e6908b7a5f4682945a0b097d5b3535</text:p>
          </table:table-cell>
          <table:table-cell office:value-type="string">
            <text:p>c</text:p>
          </table:table-cell>
          <table:table-cell office:value-type="string">
            <text:p>net/sctp/bind_addr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5a0e3ad6af8660be21ca98a971cd00f331318c05</text:p>
          </table:table-cell>
          <table:table-cell office:value-type="string">
            <text:p>c</text:p>
          </table:table-cell>
          <table:table-cell office:value-type="string">
            <text:p>drivers/scsi/scsi_tgt_if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1ec9e48dbfe29e4919a9ca3d0c692c982f484c73</text:p>
          </table:table-cell>
          <table:table-cell office:value-type="string">
            <text:p>c</text:p>
          </table:table-cell>
          <table:table-cell office:value-type="string">
            <text:p>drivers/staging/rtl8192su/ieee80211/rtl819x_TSProc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9cbbdca44ae1a6f512ea1e2be11ced8bbb9d430a</text:p>
          </table:table-cell>
          <table:table-cell office:value-type="string">
            <text:p>c</text:p>
          </table:table-cell>
          <table:table-cell office:value-type="string">
            <text:p>drivers/scsi/libsas/sas_scsi_host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667f390bee987d45351402e42008c52cdfb77d76</text:p>
          </table:table-cell>
          <table:table-cell office:value-type="string">
            <text:p>c</text:p>
          </table:table-cell>
          <table:table-cell office:value-type="string">
            <text:p>arch/arm/mach-realview/core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42c91ee71d6dfa074b4c79abb95eb095430f83af</text:p>
          </table:table-cell>
          <table:table-cell office:value-type="string">
            <text:p>c</text:p>
          </table:table-cell>
          <table:table-cell office:value-type="string">
            <text:p>drivers/dma/dw_dmac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1a14780960888c97371a9918f42c4dbe6957efb4</text:p>
          </table:table-cell>
          <table:table-cell office:value-type="string">
            <text:p>c</text:p>
          </table:table-cell>
          <table:table-cell office:value-type="string">
            <text:p>drivers/net/natsemi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6ab3d5624e172c553004ecc862bfeac16d9d68b7</text:p>
          </table:table-cell>
          <table:table-cell office:value-type="string">
            <text:p>c</text:p>
          </table:table-cell>
          <table:table-cell office:value-type="string">
            <text:p>arch/mips/pmc-sierra/yosemite/prom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59247ca2fdca9691a6a7df532a830e3a133d9962</text:p>
          </table:table-cell>
          <table:table-cell office:value-type="string">
            <text:p>c</text:p>
          </table:table-cell>
          <table:table-cell office:value-type="string">
            <text:p>drivers/char/rio/rioroute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2737c49f29a29f3d3645ba0778aa7a8798f32249</text:p>
          </table:table-cell>
          <table:table-cell office:value-type="string">
            <text:p>c</text:p>
          </table:table-cell>
          <table:table-cell office:value-type="string">
            <text:p>kernel/time/timer_stats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d9b2b2a277219d4812311d995054ce4f95067725</text:p>
          </table:table-cell>
          <table:table-cell office:value-type="string">
            <text:p>c</text:p>
          </table:table-cell>
          <table:table-cell office:value-type="string">
            <text:p>arch/powerpc/mm/numa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64ac24e738823161693bf791f87adc802cf529ff</text:p>
          </table:table-cell>
          <table:table-cell office:value-type="string">
            <text:p>c</text:p>
          </table:table-cell>
          <table:table-cell office:value-type="string">
            <text:p>arch/m68k/kernel/m68k_ksyms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1fc74aef0420f6bad7b632cbc961edac40a3eeae</text:p>
          </table:table-cell>
          <table:table-cell office:value-type="string">
            <text:p>c</text:p>
          </table:table-cell>
          <table:table-cell office:value-type="string">
            <text:p>drivers/mfd/twl6040-core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249bb070f5e821503c1118e1e87c0ccb1432d191</text:p>
          </table:table-cell>
          <table:table-cell office:value-type="string">
            <text:p>c</text:p>
          </table:table-cell>
          <table:table-cell office:value-type="string">
            <text:p>drivers/char/agp/ali-agp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b70a7fab26db65f7daaf04f49a3bd673250f48c7</text:p>
          </table:table-cell>
          <table:table-cell office:value-type="string">
            <text:p>c</text:p>
          </table:table-cell>
          <table:table-cell office:value-type="string">
            <text:p>drivers/mmc/host/sdhci-spear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889af3d5d9586db795a06c619e416b4baee11da8</text:p>
          </table:table-cell>
          <table:table-cell office:value-type="string">
            <text:p>c</text:p>
          </table:table-cell>
          <table:table-cell office:value-type="string">
            <text:p>drivers/hwmon/lm87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a8b19886097032df38bd521cece4bc538fee2266</text:p>
          </table:table-cell>
          <table:table-cell office:value-type="string">
            <text:p>c</text:p>
          </table:table-cell>
          <table:table-cell office:value-type="string">
            <text:p>arch/blackfin/mach-bf537/boards/stamp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45a568fa6f6bf8e5b9c32e52292f297e8473a985</text:p>
          </table:table-cell>
          <table:table-cell office:value-type="string">
            <text:p>c</text:p>
          </table:table-cell>
          <table:table-cell office:value-type="string">
            <text:p>drivers/media/IR/ir-raw-event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505fb824e754efcc9702ce68d3911e7b86d3c690</text:p>
          </table:table-cell>
          <table:table-cell office:value-type="string">
            <text:p>c</text:p>
          </table:table-cell>
          <table:table-cell office:value-type="string">
            <text:p>sound/soc/codecs/88pm860x-codec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3db05fea51cdb162cfa8f69e9cfb9e228919d2a9</text:p>
          </table:table-cell>
          <table:table-cell office:value-type="string">
            <text:p>c</text:p>
          </table:table-cell>
          <table:table-cell office:value-type="string">
            <text:p>net/ipv4/netfilter/nf_nat_proto_unknown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4d284cac76d0bfebc42d76b428c4e44d921200a9</text:p>
          </table:table-cell>
          <table:table-cell office:value-type="string">
            <text:p>c</text:p>
          </table:table-cell>
          <table:table-cell office:value-type="string">
            <text:p>drivers/s390/cio/qdio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b70f5fa043b318659c936d8c3c696250e6528944</text:p>
          </table:table-cell>
          <table:table-cell office:value-type="string">
            <text:p>c</text:p>
          </table:table-cell>
          <table:table-cell office:value-type="string">
            <text:p>drivers/block/xen-blkfront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629a858160751b670e1376dab4788f0c84138cc6</text:p>
          </table:table-cell>
          <table:table-cell office:value-type="string">
            <text:p>c</text:p>
          </table:table-cell>
          <table:table-cell office:value-type="string">
            <text:p>arch/parisc/lib/iomap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36e3ff44cebd7e46756dec88f30c982bebefdab7</text:p>
          </table:table-cell>
          <table:table-cell office:value-type="string">
            <text:p>c</text:p>
          </table:table-cell>
          <table:table-cell office:value-type="string">
            <text:p>drivers/watchdog/hpwdt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955c0778723501cc16fec40501cd54b7e72d3e74</text:p>
          </table:table-cell>
          <table:table-cell office:value-type="string">
            <text:p>c</text:p>
          </table:table-cell>
          <table:table-cell office:value-type="string">
            <text:p>arch/sh/kernel/time_32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70c494c3122fb3d53518aea53c8cf5d61cad909a</text:p>
          </table:table-cell>
          <table:table-cell office:value-type="string">
            <text:p>c</text:p>
          </table:table-cell>
          <table:table-cell office:value-type="string">
            <text:p>arch/arm/mach-omap2/hsmmc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dd73d6868b9ecb4841def0c6ff0a25da27db33ba</text:p>
          </table:table-cell>
          <table:table-cell office:value-type="string">
            <text:p>c</text:p>
          </table:table-cell>
          <table:table-cell office:value-type="string">
            <text:p>drivers/video/via/lcd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bc62c1471773fc32adcfc05100abd16fa2b6e126</text:p>
          </table:table-cell>
          <table:table-cell office:value-type="string">
            <text:p>c</text:p>
          </table:table-cell>
          <table:table-cell office:value-type="string">
            <text:p>drivers/hwmon/lis3lv02d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aa5e90af7d78d1711f8f4275ce3638817c0023dc</text:p>
          </table:table-cell>
          <table:table-cell office:value-type="string">
            <text:p>c</text:p>
          </table:table-cell>
          <table:table-cell office:value-type="string">
            <text:p>drivers/media/radio/radio-zoltrix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linux</text:p>
          </table:table-cell>
          <table:table-cell office:value-type="string">
            <text:p>17a303ec7cd5a245c621b6d0898eb3ef9fc96329</text:p>
          </table:table-cell>
          <table:table-cell office:value-type="string">
            <text:p>c</text:p>
          </table:table-cell>
          <table:table-cell office:value-type="string">
            <text:p>drivers/gpu/drm/i915/intel_pm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macvim</text:p>
          </table:table-cell>
          <table:table-cell office:value-type="string">
            <text:p>e7e70d5f5410fd0bcf30bad0560f4c1ddd018132</text:p>
          </table:table-cell>
          <table:table-cell office:value-type="string">
            <text:p>c</text:p>
          </table:table-cell>
          <table:table-cell office:value-type="string">
            <text:p>src/version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mongo</text:p>
          </table:table-cell>
          <table:table-cell office:value-type="string">
            <text:p>4de88387eec6c0bb08b10d0ba1574a656f56232d</text:p>
          </table:table-cell>
          <table:table-cell office:value-type="string">
            <text:p>cpp</text:p>
          </table:table-cell>
          <table:table-cell office:value-type="string">
            <text:p>src/mongo/db/commands/write_commands/write_commands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mosh</text:p>
          </table:table-cell>
          <table:table-cell office:value-type="string">
            <text:p>73af007db430839de4b6e44eae4448751ee577d8</text:p>
          </table:table-cell>
          <table:table-cell office:value-type="string">
            <text:p>cpp</text:p>
          </table:table-cell>
          <table:table-cell office:value-type="string">
            <text:p>terminalframebuffer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mysql</text:p>
          </table:table-cell>
          <table:table-cell office:value-type="string">
            <text:p>d00095702de12ed0bd4114bab2282f445ee3b813</text:p>
          </table:table-cell>
          <table:table-cell office:value-type="string">
            <text:p>cc</text:p>
          </table:table-cell>
          <table:table-cell office:value-type="string">
            <text:p>sql/ha_partition.c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mysql</text:p>
          </table:table-cell>
          <table:table-cell office:value-type="string">
            <text:p>9b2bcd5837ad99e0d3170fc553d59a1ab0b6af17</text:p>
          </table:table-cell>
          <table:table-cell office:value-type="string">
            <text:p>cc</text:p>
          </table:table-cell>
          <table:table-cell office:value-type="string">
            <text:p>sql/mysqld.c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mysql</text:p>
          </table:table-cell>
          <table:table-cell office:value-type="string">
            <text:p>e388bebce82d921f605e58f60442c1f6d381fbaa</text:p>
          </table:table-cell>
          <table:table-cell office:value-type="string">
            <text:p>cc</text:p>
          </table:table-cell>
          <table:table-cell office:value-type="string">
            <text:p>sql/sql_parse.c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mysql</text:p>
          </table:table-cell>
          <table:table-cell office:value-type="string">
            <text:p>00c90ddc505518d9f8dd634d8414f27e59c45dd2</text:p>
          </table:table-cell>
          <table:table-cell office:value-type="string">
            <text:p>c</text:p>
          </table:table-cell>
          <table:table-cell office:value-type="string">
            <text:p>readline/terminal.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mysql</text:p>
          </table:table-cell>
          <table:table-cell office:value-type="string">
            <text:p>95b4fbf047cb06f509ba824fd0519fc9ccb8e8f7</text:p>
          </table:table-cell>
          <table:table-cell office:value-type="string">
            <text:p>cc</text:p>
          </table:table-cell>
          <table:table-cell office:value-type="string">
            <text:p>sql/sql_db.c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-Context of 1000 was insufficient</text:p>
          </table:table-cell>
          <table:table-cell table:number-columns-repeated="1013"/>
        </table:table-row>
        <table:table-row table:style-name="ro1">
          <table:table-cell office:value-type="string">
            <text:p>mysql</text:p>
          </table:table-cell>
          <table:table-cell office:value-type="string">
            <text:p>f5f3854c2617f1693cab267c6947e8bd8f67b468</text:p>
          </table:table-cell>
          <table:table-cell office:value-type="string">
            <text:p>c</text:p>
          </table:table-cell>
          <table:table-cell office:value-type="string">
            <text:p>bdb/tcl/tcl_compat.c</text:p>
          </table:table-cell>
          <table:table-cell office:value-type="string">
            <text:p>f</text:p>
          </table:table-cell>
          <table:table-cell office:value-type="string">
            <text:p>NDBERR: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-Context of 1000 was insufficient</text:p>
          </table:table-cell>
          <table:table-cell table:number-columns-repeated="1013"/>
        </table:table-row>
        <table:table-row table:style-name="ro1">
          <table:table-cell office:value-type="string">
            <text:p>mysql</text:p>
          </table:table-cell>
          <table:table-cell office:value-type="string">
            <text:p>f4bbd9645b85c2115dff2ee52c2c3f78a8a3102a</text:p>
          </table:table-cell>
          <table:table-cell office:value-type="string">
            <text:p>cc</text:p>
          </table:table-cell>
          <table:table-cell office:value-type="string">
            <text:p>handler/ha_innodb.c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node-webkit</text:p>
          </table:table-cell>
          <table:table-cell office:value-type="string">
            <text:p>3a40699b1e205bd99f4e0e6bdd1d6bf274f9f81a</text:p>
          </table:table-cell>
          <table:table-cell office:value-type="string">
            <text:p>cc</text:p>
          </table:table-cell>
          <table:table-cell office:value-type="string">
            <text:p>src/hard_error_handler_win.c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opencv</text:p>
          </table:table-cell>
          <table:table-cell office:value-type="string">
            <text:p>41482fe56ca1eb98461bbd202c869faf4442c19c</text:p>
          </table:table-cell>
          <table:table-cell office:value-type="string">
            <text:p>cpp</text:p>
          </table:table-cell>
          <table:table-cell office:value-type="string">
            <text:p>modules/stitching/src/matchers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openh264</text:p>
          </table:table-cell>
          <table:table-cell office:value-type="string">
            <text:p>15bd7dab57752e7a2ecbad766037c76e1a8a2190</text:p>
          </table:table-cell>
          <table:table-cell office:value-type="string">
            <text:p>cpp</text:p>
          </table:table-cell>
          <table:table-cell office:value-type="string">
            <text:p>codec/decoder/core/src/decoder_core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2181ed2e2ab0c137d843e2ebea1d7d92e7d9b75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795208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bae44417a81742ef66178326e5fcd58cc5b152dc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3054120] = {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2181ed2e2ab0c137d843e2ebea1d7d92e7d9b75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795208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bae44417a81742ef66178326e5fcd58cc5b152dc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3054120] = {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12cf930a403d0bbee0c40a5e93554cafd6b0895e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1751200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1b77e51ad77482e51e1bf82463fbcec84ae9df4b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3054120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2181ed2e2ab0c137d843e2ebea1d7d92e7d9b75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795208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967a6771d35791a1a094efbf61ff89c58e874d7f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606480] =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1a4535f692c2efe91dac08f01f421564d118e9ce</text:p>
          </table:table-cell>
          <table:table-cell office:value-type="string">
            <text:p>c</text:p>
          </table:table-cell>
          <table:table-cell office:value-type="string">
            <text:p>ext/date/lib/parse_date.c</text:p>
          </table:table-cell>
          <table:table-cell office:value-type="string">
            <text:p>f</text:p>
          </table:table-cell>
          <table:table-cell office:value-type="string">
            <text:p>yy1119: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-LABEL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967a6771d35791a1a094efbf61ff89c58e874d7f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606480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10367fa7c6a4a2cf9bee02d8905e284185428f0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279632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c9d0894ec5872f035bb2d6f1ad78fbcdf2cf20ff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803888] = {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10367fa7c6a4a2cf9bee02d8905e284185428f0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279632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2181ed2e2ab0c137d843e2ebea1d7d92e7d9b75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795208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b7876e734ac9d29613ec017848c4245f04ae8946</text:p>
          </table:table-cell>
          <table:table-cell office:value-type="string">
            <text:p>c</text:p>
          </table:table-cell>
          <table:table-cell office:value-type="string">
            <text:p>Zend/zend_language_scanner.c</text:p>
          </table:table-cell>
          <table:table-cell office:value-type="string">
            <text:p>f</text:p>
          </table:table-cell>
          <table:table-cell office:value-type="string">
            <text:p>yy141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-LABEL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357292a098f572bc7baf11a8438314072af6c00b</text:p>
          </table:table-cell>
          <table:table-cell office:value-type="string">
            <text:p>c</text:p>
          </table:table-cell>
          <table:table-cell office:value-type="string">
            <text:p>ext/date/lib/parse_date.c</text:p>
          </table:table-cell>
          <table:table-cell office:value-type="string">
            <text:p>f</text:p>
          </table:table-cell>
          <table:table-cell office:value-type="string">
            <text:p>yy1423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-LABEL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969ce2e877b807678d24dbfea8c56d17ca78e946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3051144] = {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10367fa7c6a4a2cf9bee02d8905e284185428f0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279632] = {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93b041e6c2860a0aeebf6e7fd6746bf4b5ca226b</text:p>
          </table:table-cell>
          <table:table-cell office:value-type="string">
            <text:p>c</text:p>
          </table:table-cell>
          <table:table-cell office:value-type="string">
            <text:p>Zend/zend_ini_scanner.c</text:p>
          </table:table-cell>
          <table:table-cell office:value-type="string">
            <text:p>f</text:p>
          </table:table-cell>
          <table:table-cell office:value-type="string">
            <text:p>yy266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N-LABEL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f66f55edc5460c7105c43ede5b0d1d3d1bf2b8c8</text:p>
          </table:table-cell>
          <table:table-cell office:value-type="string">
            <text:p>c</text:p>
          </table:table-cell>
          <table:table-cell office:value-type="string">
            <text:p>Zend/zend_language_scanner.c</text:p>
          </table:table-cell>
          <table:table-cell office:value-type="string">
            <text:p>f</text:p>
          </table:table-cell>
          <table:table-cell office:value-type="string">
            <text:p>yy290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-LABEL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c07907121e01ff195266de70b8421af2e6e62f26</text:p>
          </table:table-cell>
          <table:table-cell office:value-type="string">
            <text:p>c</text:p>
          </table:table-cell>
          <table:table-cell office:value-type="string">
            <text:p>Zend/zend_language_scanner.c</text:p>
          </table:table-cell>
          <table:table-cell office:value-type="string">
            <text:p>f</text:p>
          </table:table-cell>
          <table:table-cell office:value-type="string">
            <text:p>yy636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-LABEL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9c16bfa19468cfb76e04c7c1703abe8067ad2798</text:p>
          </table:table-cell>
          <table:table-cell office:value-type="string">
            <text:p>c</text:p>
          </table:table-cell>
          <table:table-cell office:value-type="string">
            <text:p>Zend/zend_language_scanner.c</text:p>
          </table:table-cell>
          <table:table-cell office:value-type="string">
            <text:p>f</text:p>
          </table:table-cell>
          <table:table-cell office:value-type="string">
            <text:p>yy257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N-LABEL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5bd93221a8d7f697cad7aeda4f10da08372315e0</text:p>
          </table:table-cell>
          <table:table-cell office:value-type="string">
            <text:p>c</text:p>
          </table:table-cell>
          <table:table-cell office:value-type="string">
            <text:p>ext/date/lib/parse_date.c</text:p>
          </table:table-cell>
          <table:table-cell office:value-type="string">
            <text:p>f</text:p>
          </table:table-cell>
          <table:table-cell office:value-type="string">
            <text:p>yy491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-LABEL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ddd8fd3e3d79077a1fd20dc7732437f933671b0b</text:p>
          </table:table-cell>
          <table:table-cell office:value-type="string">
            <text:p>c</text:p>
          </table:table-cell>
          <table:table-cell office:value-type="string">
            <text:p>ext/date/lib/parse_date.c</text:p>
          </table:table-cell>
          <table:table-cell office:value-type="string">
            <text:p>f</text:p>
          </table:table-cell>
          <table:table-cell office:value-type="string">
            <text:p>yy1127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-LABEL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96b1c2145c2cd5e616dea191648c2d73af0239c9</text:p>
          </table:table-cell>
          <table:table-cell office:value-type="string">
            <text:p>c</text:p>
          </table:table-cell>
          <table:table-cell office:value-type="string">
            <text:p>Zend/zend_language_scanner.c</text:p>
          </table:table-cell>
          <table:table-cell office:value-type="string">
            <text:p>f</text:p>
          </table:table-cell>
          <table:table-cell office:value-type="string">
            <text:p>yy184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-LABEL</text:p>
          </table:table-cell>
          <table:table-cell table:number-columns-repeated="1013"/>
        </table:table-row>
        <table:table-row table:style-name="ro1">
          <table:table-cell office:value-type="string">
            <text:p>php-src</text:p>
          </table:table-cell>
          <table:table-cell office:value-type="string">
            <text:p>10367fa7c6a4a2cf9bee02d8905e284185428f09</text:p>
          </table:table-cell>
          <table:table-cell office:value-type="string">
            <text:p>c</text:p>
          </table:table-cell>
          <table:table-cell office:value-type="string">
            <text:p>ext/fileinfo/data_file.c</text:p>
          </table:table-cell>
          <table:table-cell office:value-type="string">
            <text:p>f</text:p>
          </table:table-cell>
          <table:table-cell office:value-type="string">
            <text:p>const unsigned char php_magic_database[2279632] = {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rethinkdb</text:p>
          </table:table-cell>
          <table:table-cell office:value-type="string">
            <text:p>2a25966f19042caa4f72200cd7538e6fd16a50b2</text:p>
          </table:table-cell>
          <table:table-cell office:value-type="string">
            <text:p>cc</text:p>
          </table:table-cell>
          <table:table-cell office:value-type="string">
            <text:p>src/clustering/immediate_consistency/branch/multistore.c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TideSDK</text:p>
          </table:table-cell>
          <table:table-cell office:value-type="string">
            <text:p>04f465547d2d4a4b4c8337ad8388f7f0a35d2c42</text:p>
          </table:table-cell>
          <table:table-cell office:value-type="string">
            <text:p>cpp</text:p>
          </table:table-cell>
          <table:table-cell office:value-type="string">
            <text:p>modules/ti.Network/tcp_socket_binding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N?</text:p>
          </table:table-cell>
          <table:table-cell table:number-columns-repeated="1013"/>
        </table:table-row>
        <table:table-row table:style-name="ro1">
          <table:table-cell office:value-type="string">
            <text:p>TrinityCore</text:p>
          </table:table-cell>
          <table:table-cell office:value-type="string">
            <text:p>ea5293da05107c9c39434c360dc2c2088869941a</text:p>
          </table:table-cell>
          <table:table-cell office:value-type="string">
            <text:p>cpp</text:p>
          </table:table-cell>
          <table:table-cell office:value-type="string">
            <text:p>src/bindings/scripts/scripts/zone/tempest_keep/the_eye/instance_the_eye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TrinityCore</text:p>
          </table:table-cell>
          <table:table-cell office:value-type="string">
            <text:p>260773899052255447ed90be344efd38437bcdde</text:p>
          </table:table-cell>
          <table:table-cell office:value-type="string">
            <text:p>cpp</text:p>
          </table:table-cell>
          <table:table-cell office:value-type="string">
            <text:p>src/server/scripts/EasternKingdoms/Karazhan/boss_prince_malchezaar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 – Missed due to OVERRIDE tag after function, see test case 54.</text:p>
          </table:table-cell>
          <table:table-cell table:number-columns-repeated="1013"/>
        </table:table-row>
        <table:table-row table:style-name="ro1">
          <table:table-cell office:value-type="string">
            <text:p>TrinityCore</text:p>
          </table:table-cell>
          <table:table-cell office:value-type="string">
            <text:p>5b4c7783c2a28e420cb4aaf4f2967083db8f6787</text:p>
          </table:table-cell>
          <table:table-cell office:value-type="string">
            <text:p>cpp</text:p>
          </table:table-cell>
          <table:table-cell office:value-type="string">
            <text:p>src/server/scripts/Northrend/CrusadersColiseum/TrialOfTheCrusader/boss_lord_jaraxxus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N? - half are correct, but we are missing struct constructors....</text:p>
          </table:table-cell>
          <table:table-cell table:number-columns-repeated="1013"/>
        </table:table-row>
        <table:table-row table:style-name="ro1">
          <table:table-cell office:value-type="string">
            <text:p>TrinityCore</text:p>
          </table:table-cell>
          <table:table-cell office:value-type="string">
            <text:p>adb19df4749ed0a9293a7c845c3883f02d093f17</text:p>
          </table:table-cell>
          <table:table-cell office:value-type="string">
            <text:p>cpp</text:p>
          </table:table-cell>
          <table:table-cell office:value-type="string">
            <text:p>src/game/Level3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TrinityCore</text:p>
          </table:table-cell>
          <table:table-cell office:value-type="string">
            <text:p>5651828bf74edb760d67700942fc65d51c816e0a</text:p>
          </table:table-cell>
          <table:table-cell office:value-type="string">
            <text:p>cpp</text:p>
          </table:table-cell>
          <table:table-cell office:value-type="string">
            <text:p>dep/ACE_wrappers/ace/gethrtime.cpp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v8</text:p>
          </table:table-cell>
          <table:table-cell office:value-type="string">
            <text:p>f40c315059207b73601d97b1b8d5c6af23a1bc93</text:p>
          </table:table-cell>
          <table:table-cell office:value-type="string">
            <text:p>cc</text:p>
          </table:table-cell>
          <table:table-cell office:value-type="string">
            <text:p>src/hydrogen-bce.c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Y? - Deleted code not listed in function even though its a for loop, but its a correct parse of the log.</text:p>
          </table:table-cell>
          <table:table-cell table:number-columns-repeated="1013"/>
        </table:table-row>
        <table:table-row table:style-name="ro1">
          <table:table-cell office:value-type="string">
            <text:p>v8</text:p>
          </table:table-cell>
          <table:table-cell office:value-type="string">
            <text:p>952cc4362e4fe30d7334cb696b60f3d342d8019d</text:p>
          </table:table-cell>
          <table:table-cell office:value-type="string">
            <text:p>cc</text:p>
          </table:table-cell>
          <table:table-cell office:value-type="string">
            <text:p>src/hydrogen.c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v8</text:p>
          </table:table-cell>
          <table:table-cell office:value-type="string">
            <text:p>5148d5c66946f0abe6bd056e5a06096d97b9a845</text:p>
          </table:table-cell>
          <table:table-cell office:value-type="string">
            <text:p>cc</text:p>
          </table:table-cell>
          <table:table-cell office:value-type="string">
            <text:p>src/objects-printer.c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1">
          <table:table-cell office:value-type="string">
            <text:p>vowpal_wabbit</text:p>
          </table:table-cell>
          <table:table-cell office:value-type="string">
            <text:p>a0fcc75614751b4bb3e4235a218198646cf399d9</text:p>
          </table:table-cell>
          <table:table-cell office:value-type="string">
            <text:p>cc</text:p>
          </table:table-cell>
          <table:table-cell office:value-type="string">
            <text:p>vowpalwabbit/bfgs.cc</text:p>
          </table:table-cell>
          <table:table-cell office:value-type="string">
            <text:p>f</text:p>
          </table:table-cell>
          <table:table-cell office:value-type="string">
            <text:p>GITCPROC_NON_FUN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number-columns-repeated="1013"/>
        </table:table-row>
      </table:table>
      <table:database-ranges>
        <table:database-range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6/01/2016</text:date>, <text:time>17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1T17:29:34</dc:date>
    <dc:creator>Casey Casalnuovo</dc:creator>
    <meta:generator>OpenOffice/4.1.2$Unix OpenOffice.org_project/412m3$Build-9782</meta:generator>
    <meta:editing-duration>PT16H32M56S</meta:editing-duration>
    <meta:editing-cycles>7</meta:editing-cycles>
    <meta:document-statistic meta:table-count="1" meta:cell-count="1103" meta:object-count="0"/>
  </office:meta>
</office:document-meta>
</file>